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0.758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0.799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fo:min-height="0.254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fo:min-height="0.522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fo:min-height="0.82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874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0.7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eeeeee" draw:fill-hatch-solid="false" fo:min-height="0.712cm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eeeeee" fo:min-height="0.569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eeeeee" fo:min-height="0.82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4" style:family="graphic" style:parent-style-name="standard">
      <style:graphic-properties svg:stroke-color="#000000" draw:fill-color="#1c1c1c" draw:textarea-vertical-align="middle"/>
    </style:style>
    <style:style style:name="gr15" style:family="graphic" style:parent-style-name="standard">
      <style:graphic-properties draw:textarea-horizontal-align="center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solid" draw:fill-color="#eeeeee" draw:fill-hatch-solid="false"/>
    </style:style>
    <style:style style:name="P5" style:family="paragraph">
      <loext:graphic-properties draw:fill="solid" draw:fill-color="#eeeeee"/>
    </style:style>
    <style:style style:name="P6" style:family="paragraph">
      <loext:graphic-properties draw:fill-color="#1c1c1c"/>
      <style:paragraph-properties fo:text-align="center"/>
    </style:style>
    <style:style style:name="P7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xml:id="id1" draw:id="id1" draw:layer="layout" svg:width="6.123cm" svg:height="1.008cm" svg:x="2.385cm" svg:y="1.758cm">
          <draw:text-box>
            <text:p>fileInput “file_tab”</text:p>
          </draw:text-box>
        </draw:frame>
        <draw:frame draw:style-name="gr2" draw:text-style-name="P1" xml:id="id5" draw:id="id5" draw:layer="layout" svg:width="7.341cm" svg:height="1.049cm" svg:x="2.396cm" svg:y="2.733cm">
          <draw:text-box>
            <text:p>actionButton “get_tab”</text:p>
          </draw:text-box>
        </draw:frame>
        <draw:frame draw:style-name="gr3" draw:text-style-name="P1" draw:layer="layout" svg:width="9.366cm" svg:height="0.962cm" svg:x="2.439cm" svg:y="3.837cm">
          <draw:text-box>
            <text:p>textInput "memorial_template"</text:p>
          </draw:text-box>
        </draw:frame>
        <draw:frame draw:style-name="gr4" draw:text-style-name="P1" xml:id="id4" draw:id="id4" draw:layer="layout" svg:width="8.314cm" svg:height="0.962cm" svg:x="2.423cm" svg:y="4.857cm">
          <draw:text-box>
            <text:p>numericInput “lista_de_id”</text:p>
          </draw:text-box>
        </draw:frame>
        <draw:frame draw:style-name="gr5" draw:text-style-name="P1" draw:layer="layout" svg:width="9.036cm" svg:height="0.962cm" svg:x="2.423cm" svg:y="5.93cm">
          <draw:text-box>
            <text:p>textInput “output_dir”</text:p>
          </draw:text-box>
        </draw:frame>
        <draw:frame draw:style-name="gr6" draw:text-style-name="P1" draw:layer="layout" svg:width="9.549cm" svg:height="1.072cm" svg:x="2.474cm" svg:y="6.942cm">
          <draw:text-box>
            <text:p>actionButton “save_memorial”</text:p>
          </draw:text-box>
        </draw:frame>
        <draw:frame draw:style-name="gr7" draw:text-style-name="P1" draw:layer="layout" svg:width="8.794cm" svg:height="1.124cm" svg:x="3.539cm" svg:y="9.741cm">
          <draw:text-box>
            <text:p>tableOutput("V")</text:p>
          </draw:text-box>
        </draw:frame>
        <draw:frame draw:style-name="gr7" draw:text-style-name="P1" draw:layer="layout" svg:width="8.794cm" svg:height="1.124cm" svg:x="3.539cm" svg:y="10.869cm">
          <draw:text-box>
            <text:p text:style-name="P2">textOutput("getwd")</text:p>
          </draw:text-box>
        </draw:frame>
        <draw:frame draw:style-name="gr8" draw:text-style-name="P3" draw:layer="layout" svg:width="8.794cm" svg:height="1.04cm" svg:x="3.511cm" svg:y="12.055cm">
          <draw:text-box>
            <text:p text:style-name="P2">tableOutput("tab"),</text:p>
          </draw:text-box>
        </draw:frame>
        <draw:frame draw:style-name="gr9" draw:text-style-name="P1" xml:id="id2" draw:id="id2" draw:layer="layout" svg:width="8.775cm" svg:height="0.962cm" svg:x="6.578cm" svg:y="16.256cm">
          <draw:text-box>
            <text:p>tab_react &lt;- eventReactive</text:p>
          </draw:text-box>
        </draw:frame>
        <draw:frame draw:style-name="gr9" draw:text-style-name="P1" xml:id="id3" draw:id="id3" draw:layer="layout" svg:width="6.491cm" svg:height="0.962cm" svg:x="6.659cm" svg:y="18.513cm">
          <draw:text-box>
            <text:p>V_react &lt;- reactive</text:p>
          </draw:text-box>
        </draw:frame>
        <draw:frame draw:style-name="gr10" draw:text-style-name="P4" draw:layer="layout" svg:width="11.68cm" svg:height="0.962cm" svg:x="6.692cm" svg:y="17.356cm">
          <draw:text-box draw:corner-radius="0.309cm">
            <text:p>output$tab &lt;- renderTable (tab_react())</text:p>
          </draw:text-box>
        </draw:frame>
        <draw:frame draw:style-name="gr11" draw:text-style-name="P5" draw:layer="layout" svg:width="13.092cm" svg:height="0.962cm" svg:x="6.634cm" svg:y="19.587cm">
          <draw:text-box>
            <text:p>output$V &lt;- renderTable( <text:s/>V_react() <text:s/>)</text:p>
          </draw:text-box>
        </draw:frame>
        <draw:frame draw:style-name="gr12" draw:text-style-name="P5" draw:layer="layout" svg:width="14.309cm" svg:height="1.071cm" svg:x="6.549cm" svg:y="20.885cm">
          <draw:text-box>
            <text:p>output$getwd &lt;- renderText( input$output_dir )</text:p>
          </draw:text-box>
        </draw:frame>
        <draw:frame draw:style-name="gr13" draw:text-style-name="P1" draw:layer="layout" svg:width="14.111cm" svg:height="1.1cm" svg:x="6.747cm" svg:y="22.1cm">
          <draw:text-box>
            <text:p>output_file &lt;- reactive </text:p>
          </draw:text-box>
        </draw:frame>
        <draw:connector draw:style-name="gr14" draw:text-style-name="P6" draw:layer="layout" draw:line-skew="-1.433cm" svg:x1="2.385cm" svg:y1="2.262cm" svg:x2="6.578cm" svg:y2="16.737cm" draw:start-shape="id1" draw:start-glue-point="3" draw:end-shape="id2" draw:end-glue-point="3" svg:d="M2385 2262h-1934v14475h6127" svg:viewBox="0 0 6128 14476">
          <text:p/>
        </draw:connector>
        <draw:connector draw:style-name="gr15" draw:text-style-name="P7" draw:layer="layout" svg:x1="6.659cm" svg:y1="18.994cm" svg:x2="2.423cm" svg:y2="5.338cm" draw:start-shape="id3" draw:start-glue-point="3" draw:end-shape="id4" draw:end-glue-point="3" svg:d="M6659 18994h-4737v-13656h501" svg:viewBox="0 0 4738 13657">
          <text:p/>
        </draw:connector>
        <draw:connector draw:style-name="gr15" draw:text-style-name="P7" draw:layer="layout" draw:line-skew="3.705cm" svg:x1="13.15cm" svg:y1="18.994cm" svg:x2="15.353cm" svg:y2="16.737cm" draw:start-shape="id3" draw:start-glue-point="1" draw:end-shape="id2" draw:end-glue-point="1" svg:d="M13150 18994h6408v-2257h-4205" svg:viewBox="0 0 6409 2258">
          <text:p/>
        </draw:connector>
        <draw:connector draw:style-name="gr15" draw:text-style-name="P7" draw:layer="layout" draw:line-skew="-1.105cm" svg:x1="6.578cm" svg:y1="16.737cm" svg:x2="2.396cm" svg:y2="3.257cm" draw:start-shape="id2" draw:start-glue-point="3" draw:end-shape="id5" draw:end-glue-point="3" svg:d="M6578 16737h-5788v-13480h1606" svg:viewBox="0 0 5789 134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hatch draw:name="Black_20_90_20_Degrees" draw:display-name="Black 90 Degrees" draw:style="single" draw:color="#000000" draw:distance="0.102cm" draw:rotation="900"/>
    <draw:hatch draw:name="Red_20_90_20_Degrees_20_Crossed_20_1" draw:display-name="Red 90 Degrees Crossed 1" draw:style="single" draw:color="#000000" draw:distance="0.3cm" draw:rotation="90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24T14:22:03.937000000</meta:creation-date>
    <dc:date>2023-04-24T17:29:08.337000000</dc:date>
    <meta:editing-duration>PT3H7M5S</meta:editing-duration>
    <meta:editing-cycles>1</meta:editing-cycles>
    <meta:document-statistic meta:object-count="19"/>
    <meta:generator>LibreOffice/7.5.1.2$Windows_X86_64 LibreOffice_project/fcbaee479e84c6cd81291587d2ee68cba099e129</meta:generator>
  </office:meta>
</office:document-meta>
</file>